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5-09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4-09-1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3-08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2-09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1-09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20-09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9-09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8-09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7-09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6-09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5-09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4-09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3-09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2-09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2-03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1-09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10-10-0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9-08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8-09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8-04-1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7-09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6-09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5-09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5-03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4-09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4-03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3-10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3-08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3-05-1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3-03-1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3-01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11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8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7-1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5-1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4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3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2-02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11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11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9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8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6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4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1-01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0-12-1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0-12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0-11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1</text:p>
          </table:table-cell>
          <table:table-cell office:value-type="string" calcext:value-type="string">
            <text:p>AA Fc <text:s/>34</text:p>
          </table:table-cell>
          <table:table-cell office:value-type="string" calcext:value-type="string">
            <text:p>2000-10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